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203873" officeooo:paragraph-rsid="00203873"/>
    </style:style>
    <style:style style:name="P2" style:family="paragraph" style:parent-style-name="Header">
      <style:text-properties officeooo:rsid="00203873" officeooo:paragraph-rsid="002d8a69"/>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size="16pt" officeooo:rsid="001a29cf" officeooo:paragraph-rsid="001b9096" style:font-size-asian="16pt" style:font-size-complex="16pt"/>
    </style:style>
    <style:style style:name="P6" style:family="paragraph" style:parent-style-name="Standard">
      <style:text-properties fo:font-size="16pt" officeooo:paragraph-rsid="001b9096" style:font-size-asian="16pt" style:font-size-complex="16pt"/>
    </style:style>
    <style:style style:name="P7" style:family="paragraph" style:parent-style-name="Standard">
      <style:text-properties fo:font-size="16pt" officeooo:paragraph-rsid="0021c702" style:font-size-asian="16pt" style:font-size-complex="16pt"/>
    </style:style>
    <style:style style:name="P8"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text-properties fo:font-size="16pt" style:text-underline-style="solid" style:text-underline-width="auto" style:text-underline-color="font-color" fo:font-weight="bold" officeooo:rsid="001a29cf" officeooo:paragraph-rsid="001a29cf" style:font-size-asian="16pt" style:font-weight-asian="bold" style:font-size-complex="16pt" style:font-weight-complex="bold"/>
    </style:style>
    <style:style style:name="P12" style:family="paragraph" style:parent-style-name="Standard">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1c6013"/>
    </style:style>
    <style:style style:name="P15" style:family="paragraph" style:parent-style-name="Standard">
      <style:paragraph-properties fo:text-align="center" style:justify-single-word="false"/>
      <style:text-properties officeooo:paragraph-rsid="001d5a3e"/>
    </style:style>
    <style:style style:name="P16" style:family="paragraph" style:parent-style-name="Standard">
      <style:paragraph-properties fo:text-align="center" style:justify-single-word="false"/>
      <style:text-properties officeooo:paragraph-rsid="001ed8b5"/>
    </style:style>
    <style:style style:name="P17" style:family="paragraph" style:parent-style-name="Standard">
      <style:paragraph-properties fo:text-align="center" style:justify-single-word="false"/>
      <style:text-properties officeooo:paragraph-rsid="0028e313"/>
    </style:style>
    <style:style style:name="P18" style:family="paragraph" style:parent-style-name="Standard">
      <style:paragraph-properties fo:text-align="start" style:justify-single-word="false"/>
    </style:style>
    <style:style style:name="P19" style:family="paragraph" style:parent-style-name="Standard">
      <style:text-properties officeooo:paragraph-rsid="001c6013"/>
    </style:style>
    <style:style style:name="P20" style:family="paragraph" style:parent-style-name="Standard">
      <style:text-properties fo:font-size="20pt" style:font-size-asian="20pt" style:font-size-complex="20pt"/>
    </style:style>
    <style:style style:name="P21" style:family="paragraph" style:parent-style-name="Standard">
      <style:paragraph-properties fo:text-align="center" style:justify-single-word="false"/>
      <style:text-properties fo:font-size="20pt" style:font-size-asian="20pt" style:font-size-complex="20pt"/>
    </style:style>
    <style:style style:name="P22" style:family="paragraph" style:parent-style-name="Standard">
      <style:text-properties officeooo:paragraph-rsid="001a29cf"/>
    </style:style>
    <style:style style:name="P23" style:family="paragraph" style:parent-style-name="Standard">
      <style:text-properties officeooo:paragraph-rsid="001b9096"/>
    </style:style>
    <style:style style:name="P24" style:family="paragraph" style:parent-style-name="Standard">
      <style:text-properties officeooo:paragraph-rsid="001d5a3e"/>
    </style:style>
    <style:style style:name="P2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250afb" officeooo:paragraph-rsid="00250afb" style:font-size-asian="19.25pt" style:font-weight-asian="bold" style:font-size-complex="22pt" style:font-weight-complex="bold"/>
    </style:style>
    <style:style style:name="P26" style:family="paragraph" style:parent-style-name="List_20_Paragraph">
      <style:text-properties fo:font-size="20pt" style:font-size-asian="20pt" style:font-size-complex="20pt"/>
    </style:style>
    <style:style style:name="P27" style:family="paragraph" style:parent-style-name="List_20_Paragraph" style:list-style-name="WWNum1">
      <style:text-properties fo:font-size="20pt" style:font-size-asian="20pt" style:font-size-complex="20pt"/>
    </style:style>
    <style:style style:name="P28" style:family="paragraph" style:parent-style-name="Standard" style:master-page-name="MP0">
      <style:paragraph-properties fo:text-align="center" style:justify-single-word="false" style:page-number="auto" fo:break-before="page"/>
      <style:text-properties officeooo:paragraph-rsid="00203873"/>
    </style:style>
    <style:style style:name="P29" style:family="paragraph" style:parent-style-name="Standard" style:list-style-name="L1">
      <style:paragraph-properties fo:text-align="start" style:justify-single-word="false"/>
      <style:text-properties fo:font-size="16pt" officeooo:paragraph-rsid="001b9096" style:font-size-asian="16pt" style:font-size-complex="16pt"/>
    </style:style>
    <style:style style:name="P30" style:family="paragraph" style:parent-style-name="Standard" style:list-style-name="L1">
      <style:paragraph-properties fo:text-align="start" style:justify-single-word="false"/>
      <style:text-properties fo:font-size="16pt" officeooo:paragraph-rsid="001a29cf" style:font-size-asian="16pt" style:font-size-complex="16pt"/>
    </style:style>
    <style:style style:name="P31" style:family="paragraph" style:parent-style-name="Standard" style:list-style-name="L1">
      <style:paragraph-properties fo:text-align="start" style:justify-single-word="false"/>
      <style:text-properties style:font-name="Liberation Serif" fo:font-size="16pt" officeooo:paragraph-rsid="001a29cf" style:font-size-asian="16pt" style:font-size-complex="16pt"/>
    </style:style>
    <style:style style:name="T1"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 style:family="text">
      <style:text-properties fo:font-size="20pt" style:text-underline-style="solid" style:text-underline-width="auto" style:text-underline-color="font-color" fo:font-weight="bold" officeooo:rsid="001c6013" style:font-size-asian="20pt" style:font-weight-asian="bold" style:font-size-complex="20pt" style:font-weight-complex="bold"/>
    </style:style>
    <style:style style:name="T4" style:family="text">
      <style:text-properties fo:font-size="20pt" style:text-underline-style="solid" style:text-underline-width="auto" style:text-underline-color="font-color"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bold" officeooo:rsid="001c6013" style:font-size-asian="20pt" style:font-weight-asian="bold" style:font-size-complex="20pt" style:font-weight-complex="bold"/>
    </style:style>
    <style:style style:name="T7" style:family="text">
      <style:text-properties fo:font-size="20pt" style:font-size-asian="20pt" style:font-size-complex="20pt"/>
    </style:style>
    <style:style style:name="T8" style:family="text">
      <style:text-properties fo:font-size="20pt" officeooo:rsid="001c6013" style:font-size-asian="20pt" style:font-size-complex="20pt"/>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size="20pt" fo:font-style="italic" officeooo:rsid="0029ab74" style:font-size-asian="20pt" style:font-style-asian="italic" style:font-size-complex="20pt" style:font-style-complex="italic"/>
    </style:style>
    <style:style style:name="T11" style:family="text">
      <style:text-properties fo:font-size="20pt" fo:font-style="italic" officeooo:rsid="002f86a7" style:font-size-asian="20pt" style:font-style-asian="italic" style:font-size-complex="20pt" style:font-style-complex="italic"/>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20pt" fo:font-weight="normal" officeooo:rsid="0028e313" style:font-size-asian="20pt" style:font-weight-asian="normal" style:font-size-complex="20pt" style:font-weight-complex="normal"/>
    </style:style>
    <style:style style:name="T14" style:family="text">
      <style:text-properties fo:font-size="20pt" fo:font-weight="normal" officeooo:rsid="001c6013" style:font-size-asian="20pt" style:font-weight-asian="normal" style:font-size-complex="20pt" style:font-weight-complex="normal"/>
    </style:style>
    <style:style style:name="T15" style:family="text">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style:font-size-asian="16pt" style:font-size-complex="16pt"/>
    </style:style>
    <style:style style:name="T18" style:family="text">
      <style:text-properties fo:font-size="16pt" officeooo:rsid="001a29cf" style:font-size-asian="16pt" style:font-size-complex="16pt"/>
    </style:style>
    <style:style style:name="T19" style:family="text">
      <style:text-properties fo:font-size="16pt" officeooo:rsid="001b9096" style:font-size-asian="16pt" style:font-size-complex="16pt"/>
    </style:style>
    <style:style style:name="T20" style:family="text">
      <style:text-properties fo:font-size="16pt" officeooo:rsid="00222898" style:font-size-asian="16pt" style:font-size-complex="16pt"/>
    </style:style>
    <style:style style:name="T21" style:family="text">
      <style:text-properties fo:font-size="16pt" officeooo:rsid="0023a200" style:font-size-asian="16pt" style:font-size-complex="16pt"/>
    </style:style>
    <style:style style:name="T22"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officeooo:rsid="00222898" style:text-underline-mode="continuous" style:text-overline-mode="continuous" style:text-line-through-mode="continuous" style:font-size-asian="16pt" style:font-weight-asian="bold" style:font-size-complex="16pt" style:font-weight-complex="bold"/>
    </style:style>
    <style:style style:name="T24" style:family="text">
      <style:text-properties fo:font-size="16pt" style:text-underline-style="solid" style:text-underline-width="auto" style:text-underline-color="font-color" fo:font-weight="bold" officeooo:rsid="001a29cf" style:font-size-asian="16pt" style:font-weight-asian="bold" style:font-size-complex="16pt" style:font-weight-complex="bold"/>
    </style:style>
    <style:style style:name="T25" style:family="text">
      <style:text-properties fo:font-size="16pt" style:text-underline-style="solid" style:text-underline-width="auto" style:text-underline-color="font-color" fo:font-weight="bold" officeooo:rsid="0023e84b" style:font-size-asian="16pt" style:font-weight-asian="bold" style:font-size-complex="16pt" style:font-weight-complex="bold"/>
    </style:style>
    <style:style style:name="T26" style:family="text">
      <style:text-properties fo:font-size="16pt" style:text-underline-style="solid" style:text-underline-width="auto" style:text-underline-color="font-color" officeooo:rsid="001a29cf" style:font-size-asian="16pt" style:font-size-complex="16pt"/>
    </style:style>
    <style:style style:name="T27" style:family="text">
      <style:text-properties fo:font-size="16pt" fo:font-weight="normal" officeooo:rsid="00222898" style:font-size-asian="16pt" style:font-weight-asian="normal" style:font-size-complex="16pt" style:font-weight-complex="normal"/>
    </style:style>
    <style:style style:name="T28" style:family="text">
      <style:text-properties officeooo:rsid="001a29cf"/>
    </style:style>
    <style:style style:name="T29" style:family="text">
      <style:text-properties fo:font-variant="normal" fo:text-transform="none" fo:color="#050505" style:font-name="Liberation Serif" fo:font-size="15pt" fo:letter-spacing="normal" fo:font-style="normal" style:text-underline-style="none" fo:font-weight="normal" officeooo:rsid="001b9096" style:font-size-asian="15pt" style:font-weight-asian="normal" style:font-size-complex="15pt" style:font-weight-complex="normal"/>
    </style:style>
    <style:style style:name="T30" style:family="text">
      <style:text-properties officeooo:rsid="001b9096"/>
    </style:style>
    <style:style style:name="T31" style:family="text">
      <style:text-properties officeooo:rsid="0021c702"/>
    </style:style>
    <style:style style:name="T32" style:family="text">
      <style:text-properties officeooo:rsid="00222898"/>
    </style:style>
    <style:style style:name="T33" style:family="text">
      <style:text-properties officeooo:rsid="0023a200"/>
    </style:style>
    <style:style style:name="T34" style:family="text">
      <style:text-properties officeooo:rsid="0023e84b"/>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Default_20_Paragraph_20_Font"><text:span text:style-name="T1">Group number: 06</text:span></text:span></text:p>
      <text:p text:style-name="P20"/>
      <text:p text:style-name="P20"/>
      <text:p text:style-name="P14"><text:span text:style-name="Default_20_Paragraph_20_Font"><text:span text:style-name="T2">Name</text:span></text:span><text:span text:style-name="Default_20_Paragraph_20_Font"><text:span text:style-name="T3">s of Group Members:</text:span></text:span></text:p>
      <text:p text:style-name="P19"><text:span text:style-name="Default_20_Paragraph_20_Font"><text:span text:style-name="T6"/></text:span></text:p>
      <text:p text:style-name="P14"><text:span text:style-name="Default_20_Paragraph_20_Font"><text:span text:style-name="T5"><text:s/></text:span></text:span><text:span text:style-name="Default_20_Paragraph_20_Font"><text:span text:style-name="T7"><text:s/></text:span></text:span><text:s text:c="22"/><text:span text:style-name="Default_20_Paragraph_20_Font"><text:span text:style-name="T7">Ahmed sattar <text:s text:c="4"/>19p-1672</text:span></text:span></text:p>
      <text:p text:style-name="P21"><text:s text:c="16"/>Hifza Majeed <text:s text:c="4"/>19p-1652</text:p>
      <text:p text:style-name="P21"><text:s text:c="16"/>Wahaj Tahir <text:s text:c="6"/>19p-1673</text:p>
      <text:p text:style-name="P21"><text:s text:c="17"/>M.Hassan <text:s text:c="10"/><text:span text:style-name="T28">1</text:span>7p-6157</text:p>
      <text:p text:style-name="P17"><text:span text:style-name="Default_20_Paragraph_20_Font"><text:span text:style-name="T13">Atif Mehrban <text:s text:c="18"/>18p0024</text:span></text:span></text:p>
      <text:p text:style-name="Standard"><text:span text:style-name="Default_20_Paragraph_20_Font"><text:span text:style-name="T5"/></text:span></text:p>
      <text:p text:style-name="P14"><text:span text:style-name="Default_20_Paragraph_20_Font"><text:span text:style-name="T5"><text:s/></text:span></text:span><text:span text:style-name="Default_20_Paragraph_20_Font"><text:span text:style-name="T15">Report of Ranaa’s Foundation</text:span></text:span></text:p>
      <text:p text:style-name="Standard"><text:span text:style-name="Default_20_Paragraph_20_Font"><text:span text:style-name="T5"/></text:span></text:p>
      <text:p text:style-name="Standard"><text:span text:style-name="Default_20_Paragraph_20_Font"><text:span text:style-name="T2">Organization name:</text:span></text:span><text:span text:style-name="Default_20_Paragraph_20_Font"><text:span text:style-name="T4"> </text:span></text:span><text:span text:style-name="Default_20_Paragraph_20_Font"><text:span text:style-name="T7"><text:s text:c="2"/></text:span></text:span><text:span text:style-name="Default_20_Paragraph_20_Font"><text:span text:style-name="T9">Ran</text:span></text:span><text:span text:style-name="Default_20_Paragraph_20_Font"><text:span text:style-name="T11">a</text:span></text:span><text:span text:style-name="Default_20_Paragraph_20_Font"><text:span text:style-name="T10">a</text:span></text:span><text:span text:style-name="Default_20_Paragraph_20_Font"><text:span text:style-name="T9">’ s foundation (A Ray of hope)</text:span></text:span></text:p>
      <text:p text:style-name="Standard"><text:span text:style-name="Default_20_Paragraph_20_Font"><text:span text:style-name="T5"/></text:span></text:p>
      <text:p text:style-name="Standard"><text:span text:style-name="Default_20_Paragraph_20_Font"><text:span text:style-name="T2">Report context:</text:span></text:span><text:span text:style-name="Default_20_Paragraph_20_Font"><text:span text:style-name="T7"> <text:s text:c="3"/></text:span></text:span></text:p>
      <text:list xml:id="list824055185" text:style-name="WWNum1">
        <text:list-item>
          <text:p text:style-name="P27">Manager</text:p>
        </text:list-item>
        <text:list-item>
          <text:p text:style-name="P27">Functions approach</text:p>
        </text:list-item>
        <text:list-item>
          <text:p text:style-name="P27">Management role approach</text:p>
        </text:list-item>
        <text:list-item>
          <text:p text:style-name="P27">Skills approach &amp; characteristic of organization</text:p>
        </text:list-item>
        <text:list-item>
          <text:p text:style-name="P27">Historical background</text:p>
        </text:list-item>
        <text:list-item>
          <text:p text:style-name="P27"><text:s/>Trends</text:p>
        </text:list-item>
        <text:list-item>
          <text:p text:style-name="P27">Spirituality and organizational culture</text:p>
        </text:list-item>
      </text:list>
      <text:p text:style-name="P26"/>
      <text:p text:style-name="P26"/>
      <text:p text:style-name="Standard"><text:soft-page-break/></text:p>
      <text:p text:style-name="Standard"/>
      <text:p text:style-name="Standard"/>
      <text:p text:style-name="P8"><text:span text:style-name="T32">Historical</text:span> Background:</text:p>
      <text:p text:style-name="Standard"><text:span text:style-name="Default_20_Paragraph_20_Font"><text:span text:style-name="T16"><text:s text:c="9"/></text:span></text:span><text:span text:style-name="Default_20_Paragraph_20_Font"><text:span text:style-name="T17"><text:s text:c="34"/>So basically this organization was establish in <text:s/></text:span></text:span><text:span text:style-name="Default_20_Paragraph_20_Font"><text:span text:style-name="T19">24</text:span></text:span><text:span text:style-name="Default_20_Paragraph_20_Font"><text:span text:style-name="T17"> </text:span></text:span><text:span text:style-name="Default_20_Paragraph_20_Font"><text:span text:style-name="T19">October</text:span></text:span><text:span text:style-name="Default_20_Paragraph_20_Font"><text:span text:style-name="T17"> 20</text:span></text:span><text:span text:style-name="Default_20_Paragraph_20_Font"><text:span text:style-name="T18">16</text:span></text:span><text:span text:style-name="Default_20_Paragraph_20_Font"><text:span text:style-name="T17">,This foundation was inspire by the incident of child who <text:s/>die due to cancer unfort</text:span></text:span><text:span text:style-name="Default_20_Paragraph_20_Font"><text:span text:style-name="T19">u</text:span></text:span><text:span text:style-name="Default_20_Paragraph_20_Font"><text:span text:style-name="T17">nat</text:span></text:span><text:span text:style-name="Default_20_Paragraph_20_Font"><text:span text:style-name="T19">e</text:span></text:span><text:span text:style-name="Default_20_Paragraph_20_Font"><text:span text:style-name="T17">l</text:span></text:span><text:span text:style-name="Default_20_Paragraph_20_Font"><text:span text:style-name="T19">y</text:span></text:span><text:span text:style-name="Default_20_Paragraph_20_Font"><text:span text:style-name="T17"> </text:span></text:span><text:span text:style-name="Default_20_Paragraph_20_Font"><text:span text:style-name="T18">that</text:span></text:span><text:span text:style-name="Default_20_Paragraph_20_Font"><text:span text:style-name="T17"> <text:s/>money which was going to be invest </text:span></text:span><text:span text:style-name="Default_20_Paragraph_20_Font"><text:span text:style-name="T20">on his</text:span></text:span><text:span text:style-name="Default_20_Paragraph_20_Font"><text:span text:style-name="T17"> treatment it was invested in this foundation. This organization is running by Mrs Mahvesh. She is the C</text:span></text:span><text:span text:style-name="Default_20_Paragraph_20_Font"><text:span text:style-name="T18">EO </text:span></text:span><text:span text:style-name="Default_20_Paragraph_20_Font"><text:span text:style-name="T17">of this Foundation and doing g</text:span></text:span><text:span text:style-name="Default_20_Paragraph_20_Font"><text:span text:style-name="T18">reat </text:span></text:span><text:span text:style-name="Default_20_Paragraph_20_Font"><text:span text:style-name="T20">job</text:span></text:span><text:span text:style-name="Default_20_Paragraph_20_Font"><text:span text:style-name="T18"> for the humanity.</text:span></text:span></text:p>
      <text:p text:style-name="Standard"><text:span text:style-name="Default_20_Paragraph_20_Font"><text:span text:style-name="T18"/></text:span></text:p>
      <text:p text:style-name="Standard"><text:span text:style-name="Default_20_Paragraph_20_Font"><text:span text:style-name="T26"/></text:span></text:p>
      <text:p text:style-name="P22"><text:span text:style-name="Default_20_Paragraph_20_Font"><text:span text:style-name="T24">Impressum of Organization:</text:span></text:span></text:p>
      <text:p text:style-name="P23"><text:span text:style-name="Default_20_Paragraph_20_Font"><text:span text:style-name="T29">Ran’aa Child Welfare Foundation is a Peshawar based educational setup facilitating underprivileged and street Children of Peshawar providing them with necessities including school books, uniforms, food and pocket money. The children are taught mathematics, General Sciences, English and Art. Ran’aa Child Welfare Foundation is a charity organization and relies on donations to meet its day to day expenses.</text:span></text:span></text:p>
      <text:p text:style-name="P11"/>
      <text:p text:style-name="P22"><text:span text:style-name="Default_20_Paragraph_20_Font"><text:span text:style-name="T24"/></text:span></text:p>
      <text:p text:style-name="P8">Goal of this Foundation:</text:p>
      <text:list xml:id="list2916612783" text:style-name="L1">
        <text:list-item>
          <text:p text:style-name="P29">Is to motivate the parents to educate their <text:span text:style-name="T30">Childrens</text:span></text:p>
        </text:list-item>
        <text:list-item>
          <text:p text:style-name="P30">give the<text:span text:style-name="T28">m</text:span> facility to the needy children to get themselves educated </text:p>
        </text:list-item>
        <text:list-item>
          <text:p text:style-name="P30">to provide them with basic needs like one time meal, a bit of money as reward.</text:p>
        </text:list-item>
        <text:list-item>
          <text:p text:style-name="P30">To groom the personality of the children .</text:p>
        </text:list-item>
        <text:list-item>
          <text:p text:style-name="P31">free quality education is offered to Street children and the less fortunate so that they can also have a bright future.</text:p>
        </text:list-item>
      </text:list>
      <text:p text:style-name="P3"/>
      <text:p text:style-name="P8">Type of children in foundation :</text:p>
      <text:p text:style-name="P12"><text:s text:c="48"/></text:p>
      <text:p text:style-name="Standard"><text:span text:style-name="Default_20_Paragraph_20_Font"><text:span text:style-name="T16"><text:s text:c="5"/></text:span></text:span><text:span text:style-name="Default_20_Paragraph_20_Font"><text:span text:style-name="T27">A</text:span></text:span><text:span text:style-name="Default_20_Paragraph_20_Font"><text:span text:style-name="T17">busive child</text:span></text:span></text:p>
      <text:p text:style-name="P3"><text:s text:c="5"/><text:span text:style-name="T32">O</text:span>rphan child</text:p>
      <text:p text:style-name="P3"><text:s text:c="5"/><text:span text:style-name="T32">Labor</text:span><text:span text:style-name="T30"> </text:span>child</text:p>
      <text:p text:style-name="P5"><text:s text:c="5"/>Street <text:span text:style-name="T32">Children</text:span></text:p>
      <text:p text:style-name="P3"><text:soft-page-break/><text:s text:c="5"/>fina<text:span text:style-name="T30">n</text:span>cially weak child</text:p>
      <text:p text:style-name="P3"/>
      <text:p text:style-name="P3"/>
      <text:p text:style-name="P9">Manager roles :</text:p>
      <text:p text:style-name="P8"/>
      <text:p text:style-name="P3">Mrs <text:span text:style-name="T28">M</text:span>ahvesh ali khan is the CEO of the organization, who makes this organization and run<text:span text:style-name="T28">n</text:span>ing it from past <text:span text:style-name="T28">4 </text:span>years. Her role is to manage all the circumstances of the organization and meets all the requirement of the organization.</text:p>
      <text:p text:style-name="P3"/>
      <text:p text:style-name="P3"/>
      <text:p text:style-name="P3"/>
      <text:p text:style-name="P13"><text:span text:style-name="Default_20_Paragraph_20_Font"><text:span text:style-name="T22">Top </text:span></text:span><text:span text:style-name="Default_20_Paragraph_20_Font"><text:span text:style-name="T23">M</text:span></text:span><text:span text:style-name="Default_20_Paragraph_20_Font"><text:span text:style-name="T22">anager </text:span></text:span><text:span text:style-name="Default_20_Paragraph_20_Font"><text:span text:style-name="T16">:</text:span></text:span></text:p>
      <text:p text:style-name="P3">Simam is the first line manager in organization who discuss all the <text:span text:style-name="T30">queries</text:span> with CEO and direct approach to the CEO. Simam manage all the dealings of the organization and after that discuss it with CEO.</text:p>
      <text:p text:style-name="P3"/>
      <text:p text:style-name="P3"/>
      <text:p text:style-name="P3"/>
      <text:p text:style-name="P9">Second line Manager:</text:p>
      <text:p text:style-name="Standard"><text:span text:style-name="T17"><text:s/>Faryal is the second line manager in organization working as HR in the organization.</text:span><text:span text:style-name="T20">She</text:span><text:span text:style-name="T17"> deals with the new hiring employ</text:span><text:span text:style-name="T19">e</text:span><text:span text:style-name="T17">es and <text:s/>check out their CV,s and capability and check whether they are </text:span><text:span text:style-name="T20">eligible</text:span><text:span text:style-name="T17"> for this post or not.</text:span></text:p>
      <text:p text:style-name="P3"/>
      <text:p text:style-name="P8">Functional Approach:</text:p>
      <text:p text:style-name="P3"><text:s text:c="42"/></text:p>
      <text:p text:style-name="P18"><text:span text:style-name="Default_20_Paragraph_20_Font"><text:span text:style-name="T17"><text:s text:c="52"/></text:span></text:span><text:span text:style-name="Default_20_Paragraph_20_Font"><text:span text:style-name="T22">Planning:</text:span></text:span></text:p>
      <text:p text:style-name="P8"/>
      <text:p text:style-name="P3">The main plan of this foundation is to adopt <text:span text:style-name="T32">labor</text:span> <text:span text:style-name="T32">children</text:span>,Abusive children, orphan children and te<text:span text:style-name="T30">a</text:span>ch them manners, educate them and gro<text:span text:style-name="T30">o</text:span>ming their personality and force them to get <text:span text:style-name="T33">education. <text:s/></text:span></text:p>
      <text:p text:style-name="P3"/>
      <text:p text:style-name="P3">Our point of view to provide the physical support for children who are not supported by their <text:span text:style-name="T33">families. The plan is well organized it seems.</text:span></text:p>
      <text:p text:style-name="P3"/>
      <text:p text:style-name="P9"><text:soft-page-break/>Organizing:</text:p>
      <text:p text:style-name="P9"/>
      <text:p text:style-name="P3">There are multiple wa<text:span text:style-name="T33">y</text:span>s this foundation is organized and different structured of organizing the thing are applied in different ways.</text:p>
      <text:p text:style-name="P12"/>
      <text:p text:style-name="P10">For Example:</text:p>
      <text:p text:style-name="Standard"><text:span text:style-name="T17">If a child come to foundation for admission and give excuse that he/she couldn’t </text:span><text:span text:style-name="T19">afford,</text:span><text:span text:style-name="T17"> well in that case foundation will gonna visit child’s home and do proper inquiry about </text:span><text:span text:style-name="T21">whether</text:span><text:span text:style-name="T17"> h</text:span><text:span text:style-name="T21">is</text:span><text:span text:style-name="T17">/</text:span><text:span text:style-name="T21">her</text:span><text:span text:style-name="T17"> parents could affor</text:span><text:span text:style-name="T19">d </text:span><text:span text:style-name="T17">education expense </text:span><text:span text:style-name="T21">or</text:span><text:span text:style-name="T17"> not.</text:span></text:p>
      <text:p text:style-name="P3"/>
      <text:p text:style-name="P3"/>
      <text:p text:style-name="P9">Leading:</text:p>
      <text:p text:style-name="P6">To acc<text:span text:style-name="T30">omplished</text:span> the org<text:span text:style-name="T30">anizi</text:span>ng goal The CEO and manager lead their emp<text:span text:style-name="T30">loyees</text:span> how to acc<text:span text:style-name="T30">omplish</text:span> or in which <text:span text:style-name="T34">directions and ways</text:span> they will complete the <text:span text:style-name="T34">task.</text:span></text:p>
      <text:p text:style-name="P3"/>
      <text:p text:style-name="P9"><text:span text:style-name="T30">Controlling</text:span>:</text:p>
      <text:p text:style-name="P9"/>
      <text:p text:style-name="P3">The whole team under CEO and Top manager monitor the work that had been <text:s/>held in the organization.</text:p>
      <text:p text:style-name="P4"/>
      <text:p text:style-name="P8">Skill Approach:</text:p>
      <text:p text:style-name="Standard"><text:span text:style-name="Default_20_Paragraph_20_Font"><text:span text:style-name="T17"><text:s text:c="50"/></text:span></text:span><text:span text:style-name="Default_20_Paragraph_20_Font"><text:span text:style-name="T22">Technical Skill:</text:span></text:span></text:p>
      <text:p text:style-name="P7">It seems to us that they had well kno<text:span text:style-name="T30">wl</text:span>edge and capabilities to complete the task . They have been runn<text:span text:style-name="T30">in</text:span>g this organization from past <text:span text:style-name="T31">4</text:span> years so they are well known by their work .</text:p>
      <text:p text:style-name="P3"/>
      <text:p text:style-name="P3">This foundation use so technical skill </text:p>
      <text:p text:style-name="P13"><text:span text:style-name="Default_20_Paragraph_20_Font"><text:span text:style-name="T17"><text:s/></text:span></text:span><text:span text:style-name="Default_20_Paragraph_20_Font"><text:span text:style-name="T22">Human skills:</text:span></text:span></text:p>
      <text:p text:style-name="P8"/>
      <text:p text:style-name="P3">they are working like family and do their best to solve the problem of the organization.</text:p>
      <text:p text:style-name="P3"/>
      <text:p text:style-name="P24"><text:span text:style-name="T17"><text:s/>Interaction is too good and our group is </text:span><text:span text:style-name="T19">so </text:span><text:span text:style-name="T17">impressed.</text:span></text:p>
      <text:p text:style-name="P15"><text:soft-page-break/><text:span text:style-name="Default_20_Paragraph_20_Font"><text:span text:style-name="T17"><text:s text:c="2"/></text:span></text:span><text:span text:style-name="Default_20_Paragraph_20_Font"><text:span text:style-name="T25">C</text:span></text:span><text:span text:style-name="Default_20_Paragraph_20_Font"><text:span text:style-name="T22">onceptual skills:</text:span></text:span></text:p>
      <text:p text:style-name="P3"/>
      <text:p text:style-name="P3">they are working from past <text:span text:style-name="T34">4</text:span> years and they have a very good experience to approach and solve the problem.</text:p>
      <text:p text:style-name="P3"/>
      <text:p text:style-name="P3"/>
      <text:p text:style-name="P3"/>
      <text:p text:style-name="P15"><text:span text:style-name="Default_20_Paragraph_20_Font"><text:span text:style-name="T17"><text:s/></text:span></text:span><text:span text:style-name="Default_20_Paragraph_20_Font"><text:span text:style-name="T22"><text:s/>Characteristic of organization:</text:span></text:span></text:p>
      <text:p text:style-name="P8"><text:s/></text:p>
      <text:p text:style-name="P3">Their motive is also to groom the personality of the children and provide them with basic need like one time meal,money as a reward and after that their children got admis<text:span text:style-name="T30">s</text:span>ion in good schools and as they become <text:span text:style-name="T34">come to the track of education.</text:span></text:p>
      <text:p text:style-name="P3">This organization is non-profit organization. This organization is for that children who cant afford school fee at all and specially for <text:span text:style-name="T34">labor</text:span> workers.</text:p>
      <text:p text:style-name="P3"/>
      <text:p text:style-name="P3"/>
      <text:p text:style-name="P13"><text:span text:style-name="Default_20_Paragraph_20_Font"><text:span text:style-name="T17"><text:s text:c="3"/></text:span></text:span><text:span text:style-name="Default_20_Paragraph_20_Font"><text:span text:style-name="T22">Organizational Culture and Environment in Ranaa’s Child welfare Foundation</text:span></text:span><text:span text:style-name="Default_20_Paragraph_20_Font"><text:span text:style-name="T17"><text:line-break/><text:line-break/><text:line-break/></text:span></text:span><text:span text:style-name="Default_20_Paragraph_20_Font"><text:span text:style-name="T22">Attention to detail: </text:span></text:span><text:span text:style-name="Default_20_Paragraph_20_Font"><text:span text:style-name="T17"><text:line-break/><text:line-break/>In the welfare organization I saw employees are expected to be accurate in their work and high value on attention to detail to perform their tasks. <text:s text:c="29"/></text:span></text:span></text:p>
      <text:p text:style-name="P4"/>
      <text:p text:style-name="P13"><text:span text:style-name="Default_20_Paragraph_20_Font"><text:span text:style-name="T17">In our point of view attention to detail doing more and to focus on her Goal. <text:s/><text:line-break/><text:line-break/></text:span></text:span><text:span text:style-name="Default_20_Paragraph_20_Font"><text:span text:style-name="T22">Innovative Culture:</text:span></text:span><text:span text:style-name="Default_20_Paragraph_20_Font"><text:span text:style-name="T17"><text:line-break/><text:line-break/>We talked with the management and other employees and we personally observed the environment looked innovative and risk taking they uses the digital media and all digital tools which are necessary for welfare organization, when we Visited all the management used latest technologies.</text:span></text:span></text:p>
      <text:p text:style-name="P16"><text:soft-page-break/><text:span text:style-name="Default_20_Paragraph_20_Font"><text:span text:style-name="T17">In our point of view in this foundation use more technologies and use best technology way to teach the children. In this foundation the multimedia result no good I suggest use best multimedia to teach the student.</text:span></text:span></text:p>
      <text:p text:style-name="P16"><text:span text:style-name="Default_20_Paragraph_20_Font"><text:span text:style-name="T17"/></text:span></text:p>
      <text:p text:style-name="P16"><text:span text:style-name="Default_20_Paragraph_20_Font"><text:span text:style-name="T17"/></text:span></text:p>
      <text:p text:style-name="P16"><text:span text:style-name="Default_20_Paragraph_20_Font"><text:span text:style-name="T17"><text:line-break/></text:span></text:span><text:span text:style-name="Default_20_Paragraph_20_Font"><text:span text:style-name="T22">Stability: </text:span></text:span><text:span text:style-name="Default_20_Paragraph_20_Font"><text:span text:style-name="T17"><text:line-break/>In the welfare organization there is stability what they were telling to us that is also implemented as a proper way, coordinate and align individual effort for greatest levels of efficiency.</text:span></text:span></text:p>
      <text:p text:style-name="P13"><text:span text:style-name="Default_20_Paragraph_20_Font"><text:span text:style-name="T17">I suggest to increase the stability level <text:line-break/><text:line-break/></text:span></text:span><text:span text:style-name="Default_20_Paragraph_20_Font"><text:span text:style-name="T22">Team Orientation: </text:span></text:span><text:span text:style-name="Default_20_Paragraph_20_Font"><text:span text:style-name="T17"><text:line-break/> <text:line-break/>People are team oriented each task is organized around whole team, the environment of organization is team oriented in a good way</text:span></text:span></text:p>
      <text:p text:style-name="P4"/>
      <text:p text:style-name="P13"><text:span text:style-name="Default_20_Paragraph_20_Font"><text:span text:style-name="T17">Our point of view the team orientation level increase and also work together and discussion level has increase <text:line-break/><text:line-break/></text:span></text:span><text:span text:style-name="Default_20_Paragraph_20_Font"><text:span text:style-name="T22">People Orientation:</text:span></text:span><text:span text:style-name="Default_20_Paragraph_20_Font"><text:span text:style-name="T17"><text:line-break/><text:line-break/>All the management decisions take into consideration to all the employees working in that culture it would not affect them.<text:line-break/><text:line-break/></text:span></text:span><text:span text:style-name="Default_20_Paragraph_20_Font"><text:span text:style-name="T22">Aggressiveness:</text:span></text:span><text:span text:style-name="Default_20_Paragraph_20_Font"><text:span text:style-name="T17"><text:line-break/><text:line-break/>People in the organization are so cooperative and so good and tell us each and everything instead of word <text:s/>“Aggressiveness.” so easy going with us at first meeting. <text:line-break/><text:line-break/><text:line-break/></text:span></text:span><text:span text:style-name="Default_20_Paragraph_20_Font"><text:span text:style-name="T22">Outcome Orientation:</text:span></text:span><text:span text:style-name="Default_20_Paragraph_20_Font"><text:span text:style-name="T17"><text:line-break/><text:line-break/>In the welfare organization management focus on techniques and processes <text:s/></text:span></text:span><text:soft-page-break/><text:span text:style-name="Default_20_Paragraph_20_Font"><text:span text:style-name="T17">to achieve the outcomes <text:line-break/><text:line-break/>In my point of view welfare foundation needs just focus on results and outcomes.</text:span></text:span></text:p>
      <text:p text:style-name="P3"><text:s text:c="26"/></text:p>
      <text:p text:style-name="P3"/>
      <text:p text:style-name="P3"/>
      <text:p text:style-name="P25">THE EN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Standard">
      <style:paragraph-properties fo:margin-left="0.5in" fo:margin-right="0in" fo:margin-top="0in" fo:margin-bottom="0.111in" loext:contextual-spacing="false"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0453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453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0453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453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045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453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0453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officeooo:rsid="00203873" officeooo:paragraph-rsid="00203873"/>
    </style:style>
    <style:style style:name="MP2" style:family="paragraph" style:parent-style-name="Header">
      <style:text-properties officeooo:rsid="00203873" officeooo:paragraph-rsid="002d8a6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next-style-name="Footnote">
      <style:header>
        <text:p text:style-name="MP1">Fundamental Of Management<text:tab/><text:tab/>Group Report</text:p>
      </style:header>
      <style:footer>
        <text:p text:style-name="Footer"/>
      </style:footer>
    </style:master-page>
    <style:master-page style:name="First_20_Page" style:display-name="First Page" style:page-layout-name="Mpm1" style:next-style-name="Standard"/>
    <style:master-page style:name="Footnote" style:page-layout-name="Mpm3">
      <style:header>
        <text:p text:style-name="MP2">Fundamental Of Management<text:tab/><text:tab/>Group Report</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meta:creation-date>2020-10-01T15:51:00Z</meta:creation-date>
    <dc:date>2020-10-02T14:35:18.154000000</dc:date>
    <meta:editing-cycles>23</meta:editing-cycles>
    <meta:editing-duration>PT2H52M10S</meta:editing-duration>
    <meta:document-statistic meta:table-count="0" meta:image-count="0" meta:object-count="0" meta:page-count="7" meta:paragraph-count="76" meta:word-count="1042" meta:character-count="6828" meta:non-whitespace-character-count="5381"/>
    <meta:template xlink:type="simple" xlink:actuate="onRequest" xlink:title="" xlink:href="Normal"/>
  </office:meta>
</office:document-meta>
</file>